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2" fo:font-size="11.25pt" fo:letter-spacing="normal" fo:font-style="normal" fo:font-weight="normal" officeooo:rsid="00149b54" officeooo:paragraph-rsid="00149b54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6d6e70" loext:opacity="100%" style:font-name="Arial2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6d6e70" loext:opacity="100%" style:font-name="Arial2" fo:font-size="12pt" fo:letter-spacing="normal" fo:font-style="normal" fo:font-weight="normal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6d6e70" loext:opacity="100%" style:font-name="Arial2" fo:font-size="12pt" fo:letter-spacing="normal" fo:font-style="normal" fo:font-weight="normal" loext:padding="0cm" loext:border="none"/>
    </style:style>
    <style:style style:name="P7" style:family="paragraph" style:parent-style-name="Text_20_body" style:list-style-name="L3">
      <style:paragraph-properties fo:margin-left="0cm" fo:margin-right="0cm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6d6e70" loext:opacity="100%" style:font-name="Arial2" fo:font-size="12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d6e70" loext:opacity="100%" style:font-name="Arial2" fo:font-size="12pt" fo:letter-spacing="normal" fo:font-style="normal" fo:font-weight="normal" officeooo:rsid="00164223" officeooo:paragraph-rsid="00164223" loext:padding="0cm" loext:border="non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Arial2" fo:font-size="11.25pt" fo:font-style="normal" fo:font-weight="normal"/>
    </style:style>
    <style:style style:name="T2" style:family="text">
      <style:text-properties officeooo:rsid="00164223"/>
    </style:style>
    <style:style style:name="T3" style:family="text">
      <style:text-properties officeooo:rsid="0017b4ca"/>
    </style:style>
    <style:style style:name="T4" style:family="text">
      <style:text-properties fo:font-variant="normal" fo:text-transform="none" fo:color="#6d6e70" loext:opacity="100%" style:font-name="Arial2" fo:font-size="12pt" fo:letter-spacing="normal" fo:font-style="normal" fo:font-weight="normal"/>
    </style:style>
    <style:style style:name="T5" style:family="text">
      <style:text-properties fo:color="#222222" loext:opacity="100%" fo:font-size="11.25pt"/>
    </style:style>
    <style:style style:name="T6" style:family="text">
      <style:text-properties fo:color="#222222" loext:opacity="100%" fo:font-size="11.25pt" officeooo:rsid="00164223"/>
    </style:style>
    <style:style style:name="T7" style:family="text">
      <style:text-properties fo:font-size="11.25pt"/>
    </style:style>
    <style:style style:name="T8" style:family="text">
      <style:text-properties officeooo:rsid="001b4f77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ma plataforma de rede social voltada ao comedy stand up</text:p>
      <text:p text:style-name="Standard"/>
      <text:p text:style-name="Standard">Documento de software:</text:p>
      <text:p text:style-name="Standard"/>
      <text:p text:style-name="Standard">Apresentação (introdução ao sistema): <text:span text:style-name="T2">O sistema permitira que as pessoas adicionem assuntos e pessoas para discutir sobre este assunto. Trazendo a possibilidade de interagir com pessoas escolhidas em assuntos escolhidos. </text:span></text:p>
      <text:p text:style-name="Standard"/>
      <text:p text:style-name="Standard">Descrição do projeto (descrição básica do sistema planejado):</text:p>
      <text:p text:style-name="Standard">Será uma plataforma em JAVA, se cadastrando você terá acesso a assuntos levantados assim como material sobre o assunto. Poderá adicionar amigos para debater e escolher com quem interagirá. Quanto mais você for interessante mais você interagirá.</text:p>
      <text:p text:style-name="Standard">Descrição dos usuários (quem serão os usuários do sistema): <text:span text:style-name="T3">Meus Usuários serão pessoas interessadas em comedy stand up, que tenham interesse em realmente estudar e desenvolver sobre o assunto.</text:span></text:p>
      <text:p text:style-name="Standard"/>
      <text:p text:style-name="Standard"/>
      <text:p text:style-name="Standard">Necessidades observadas e regras de negócio:</text:p>
      <text:p text:style-name="Standard"/>
      <text:p text:style-name="Standard"/>
      <text:p text:style-name="Standard">Requisitos funcionais: </text:p>
      <text:p text:style-name="Standard"><text:s/>Cadastrar pessoas.<text:line-break/> Adicionar amigo (deve ser perguntado o nome da pessoa e do amigo que será adicionado para fazer a busca).<text:line-break/>Fazer postagem (deve ser perguntado o nome da pessoa para fazer a busca).<text:line-break/>Na postagem, permitir que sejam marcados quantos amigos uma pessoa desejar.</text:p>
      <text:p text:style-name="Standard"/>
      <text:p text:style-name="Standard"/>
      <text:p text:style-name="Standard">Requisitos não funcionais:</text:p>
      <text:p text:style-name="Standard"><text:s/>Listar todos os amigos de uma pessoa em ordem alfabética (deve ser perguntando o nome da pessoa).<text:line-break/>Listar todas as postagens de uma pessoa (deve ser perguntando o nome da pessoa).<text:line-break/>Informar os amigos em comum entre 2 pessoas (deve ser perguntando os nomes das pessoas).</text:p>
      <text:p text:style-name="Standard">Informar as postagens em comum entre 2 pessoas (deve ser perguntando os nomes das pessoas).<text:line-break/>Informar o alcance de uma pessoa dada uma distância máxima (deve ser perguntando o nome da pessoa e a distância máxima).</text:p>
      <text:p text:style-name="Standard"/>
      <text:p text:style-name="Standard"/>
      <text:p text:style-name="Standard">Tecnologias previstas: <text:span text:style-name="T8">JAVA, SQL, Sistema Desktop. </text:span></text:p>
      <text:p text:style-name="Standard"/>
      <text:p text:style-name="P3"><text:span text:style-name="T4">O tema do projeto é livre. Você pode se basear em uma necessidade real ou em uma situação fictícia, se for necessário. Contudo, o sistema precisa ter no mínimo:</text:span> </text:p>
      <text:p text:style-name="Standard"/>
      <text:list xml:id="list3424780401" text:style-name="L3">
        <text:list-header>
          <text:p text:style-name="P6">Três funcionalidades (três telas previstas):</text:p>
        </text:list-header>
      </text:list>
      <text:p text:style-name="P4"/>
      <text:p text:style-name="P4"/>
      <text:list xml:id="list51034362122611" text:continue-numbering="true" text:style-name="L3">
        <text:list-header>
          <text:p text:style-name="P6">Três registros a serem armazenados:</text:p>
        </text:list-header>
      </text:list>
      <text:p text:style-name="P4"/>
      <text:p text:style-name="P4"/>
      <text:list xml:id="list51034899471862" text:continue-numbering="true" text:style-name="L3">
        <text:list-header>
          <text:p text:style-name="P7">Uso de banco de dados:</text:p>
        </text:list-header>
      </text:list>
      <text:p text:style-name="P5"><text:soft-page-break/></text:p>
      <text:p text:style-name="P5"/>
      <text:p text:style-name="Standard"/>
      <text:p text:style-name="P8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3T21:28:51.994000000</meta:creation-date>
    <dc:date>2024-03-05T05:10:33.481000000</dc:date>
    <meta:editing-duration>PT39M9S</meta:editing-duration>
    <meta:editing-cycles>12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17" meta:word-count="308" meta:character-count="1962" meta:non-whitespace-character-count="1667"/>
  </office:meta>
</office:document-meta>
</file>